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officeooo:rsid="00112590" officeooo:paragraph-rsid="00112590" style:font-size-asian="15pt" style:font-size-complex="15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112590" officeooo:paragraph-rsid="00112590" style:font-size-asian="15pt" style:font-size-complex="15pt"/>
    </style:style>
    <style:style style:name="P3" style:family="paragraph" style:parent-style-name="Standard" style:list-style-name="L1">
      <style:text-properties fo:font-size="12pt" officeooo:rsid="00112590" officeooo:paragraph-rsid="00112590" style:font-size-asian="10.5pt" style:font-size-complex="12pt"/>
    </style:style>
    <style:style style:name="P4" style:family="paragraph" style:parent-style-name="Standard" style:list-style-name="L1">
      <style:text-properties fo:font-size="12pt" fo:font-weight="bold" officeooo:rsid="00112590" officeooo:paragraph-rsid="00112590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text-properties fo:font-size="12pt" fo:font-weight="bold" officeooo:rsid="001313f9" officeooo:paragraph-rsid="001313f9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text-properties fo:font-size="12pt" fo:font-weight="bold" officeooo:rsid="00138b51" officeooo:paragraph-rsid="00138b51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text-properties fo:font-size="12pt" fo:font-weight="bold" officeooo:rsid="0013ef84" officeooo:paragraph-rsid="0013ef84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13f9" style:font-weight-asian="normal" style:font-weight-complex="normal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­LING ­10/13</text:p>
      <text:p text:style-name="P1">Languages of East Asia</text:p>
      <text:p text:style-name="P1"/>
      <text:list text:style-name="L1">
        <text:list-item>
          <text:p text:style-name="P3">3 major lang families<text:tab/></text:p>
          <text:list>
            <text:list-item>
              <text:p text:style-name="P4">Sino-Tibetan</text:p>
            </text:list-item>
            <text:list-item>
              <text:p text:style-name="P4"><text:span text:style-name="T1">Tai-Kadai</text:span></text:p>
            </text:list-item>
            <text:list-item>
              <text:p text:style-name="P4"><text:span text:style-name="T1">Austro-Asiatic</text:span></text:p>
            </text:list-item>
          </text:list>
        </text:list-item>
        <text:list-item>
          <text:p text:style-name="P4"><text:span text:style-name="T1">Isolates: Japanese, Korean, Ainu</text:span></text:p>
        </text:list-item>
        <text:list-item>
          <text:p text:style-name="P4"><text:span text:style-name="T1">Sino-Tibetan: ~450 languages, 1b+ speakers <text:s text:c="2"/>- <text:s/>2</text:span><text:span text:style-name="T3">nd</text:span><text:span text:style-name="T1"> most speakers (IE MOST)</text:span></text:p>
          <text:list>
            <text:list-item>
              <text:p text:style-name="P4"><text:span text:style-name="T1">Branches into Sinitic (Chineese) and Tibeto-Burman</text:span></text:p>
            </text:list-item>
            <text:list-item>
              <text:p text:style-name="P4"><text:span text:style-name="T1">Some linguists consider them separate families </text:span></text:p>
            </text:list-item>
          </text:list>
        </text:list-item>
        <text:list-item>
          <text:p text:style-name="P4"><text:span text:style-name="T1">“</text:span><text:span text:style-name="T2">Chinese” is not a linguistic language. It’s a political language.</text:span></text:p>
          <text:list>
            <text:list-item>
              <text:p text:style-name="P5"><text:span text:style-name="T1">Mandarin, Wu/Shanghai, Yue/Canton, Hakka/se China, Min/so China and Taiwan</text:span></text:p>
            </text:list-item>
          </text:list>
        </text:list-item>
        <text:list-item>
          <text:p text:style-name="P5"><text:span text:style-name="T1">Tibeto-Burman: Burmese, Central Tibetan, Khams Tibetan (etc)</text:span></text:p>
        </text:list-item>
        <text:list-item>
          <text:p text:style-name="P5"><text:span text:style-name="T1">Linguistic Features</text:span></text:p>
          <text:list>
            <text:list-item>
              <text:p text:style-name="P5"><text:span text:style-name="T1">Isolating morphology, very little “grammar”</text:span></text:p>
            </text:list-item>
            <text:list-item>
              <text:p text:style-name="P5"><text:span text:style-name="T1">Use of classifiers with nouns</text:span></text:p>
            </text:list-item>
            <text:list-item>
              <text:p text:style-name="P5"><text:span text:style-name="T1">Tonal language</text:span></text:p>
            </text:list-item>
          </text:list>
        </text:list-item>
        <text:list-item>
          <text:p text:style-name="P6"><text:span text:style-name="T1">Most languages use most language resources, just in different ways-- there are a limited set of resources</text:span></text:p>
        </text:list-item>
        <text:list-item>
          <text:p text:style-name="P6"><text:span text:style-name="T1">Mandarin is not monosyllabic, closer to disyllabic</text:span></text:p>
          <text:list>
            <text:list-item>
              <text:p text:style-name="P6"><text:span text:style-name="T1">Some make sense compounding: tea-pot. Others are repetetive in a way: attack-hit → attack</text:span></text:p>
            </text:list-item>
          </text:list>
        </text:list-item>
        <text:list-item>
          <text:p text:style-name="P7"><text:span text:style-name="T1">Isolating morphology: Chinese has “simpler” grammar, no tenses or real conjugations, word used to indicate question because tones are already in use grammatically</text:span></text:p>
        </text:list-item>
        <text:list-item>
          <text:p text:style-name="P7"><text:span text:style-name="T1">Noun classifiers in Chinese: units or volumes, like a </text:span><text:span text:style-name="T4">bottle</text:span><text:span text:style-name="T5"> of water. </text:span></text:p>
          <text:list>
            <text:list-item>
              <text:p text:style-name="P7"><text:span text:style-name="T5">I have two dogs → I have two (domesticated individuals) dog</text:span></text:p>
            </text:list-item>
            <text:list-item>
              <text:p text:style-name="P7"><text:span text:style-name="T5">Before every noun in Chines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4:27:00.859891293</meta:creation-date>
    <dc:date>2025-10-13T15:18:13.001184197</dc:date>
    <meta:editing-duration>PT3M14S</meta:editing-duration>
    <meta:editing-cycles>1</meta:editing-cycles>
    <meta:document-statistic meta:table-count="0" meta:image-count="0" meta:object-count="0" meta:page-count="1" meta:paragraph-count="24" meta:word-count="193" meta:character-count="1186" meta:non-whitespace-character-count="1035"/>
    <meta:generator>LibreOffice/24.2.7.2$Linux_X86_64 LibreOffice_project/420$Build-2</meta:generator>
  </office:meta>
</office:document-meta>
</file>